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25-11-2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25-09-24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25-07-03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25-02-14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24-09-0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24-07-2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23-10-20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23-08-11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23-04-28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23-01-20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22-10-18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22-08-12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8032" calcext:value-type="float">
            <text:p>54.3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22-05-2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4712" calcext:value-type="float">
            <text:p>54.4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22-02-0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21-11-1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21-05-0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20-12-09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20-02-14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9-11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9-07-18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2328" calcext:value-type="float">
            <text:p>55.2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9-04-18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8-12-1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8-03-06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7-11-21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7-08-1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6-11-1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6-08-1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6-06-0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6-03-2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6-03-1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6-01-2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5-12-1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5-12-0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5-11-2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5-11-0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5-07-23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5-04-20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5-04-13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5-03-1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5-02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5-02-03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4-10-2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4-07-2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4-06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4-06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4-06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4-05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6744" calcext:value-type="float">
            <text:p>57.0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4-05-0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4-04-2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4-04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4-04-1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4-04-0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4-03-3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4-03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4-03-0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4-01-1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3-11-1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9-3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9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9-1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8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8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8-09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7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7-1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6-25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6-1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6-0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5-1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5-0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4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4-1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4-12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3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3-0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3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1336" calcext:value-type="float">
            <text:p>57.1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2-1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2-1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2-0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1064" calcext:value-type="float">
            <text:p>57.2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1-1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1-1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2-01-0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12-1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12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11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11-1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11-0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10-1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10-0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09-2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09-01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07-25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06-2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05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05-1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05-13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05-0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04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04-2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04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04-0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03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02-1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01-2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01-2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01-06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1-01-0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12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12-0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11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11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11-0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10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9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8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8-1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7-2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7-1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6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6-1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5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5-0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4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4-2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4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3-1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3-1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3-0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2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2-1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1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1-0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10-01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12-1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12-1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12-0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11-1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11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10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10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10-0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9-2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9-1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8-2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8-0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7-28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7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6-1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6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5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5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5-0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4-2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4-2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4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3-3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3-2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3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3-0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2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2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1-3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9-01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12-2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12-0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11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10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10-02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9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9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9-0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8-0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7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7-2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7-1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7-1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7-0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1808" calcext:value-type="float">
            <text:p>58.6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6-2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5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5-2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5-0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4-04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3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3-1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3-0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2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2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2-1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2-0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2-0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1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1-1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8-01-1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12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12-1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12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11-2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11-1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11-05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10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9-2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9-13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0952" calcext:value-type="float">
            <text:p>58.6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9-0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8-2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8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8-0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8-0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0952" calcext:value-type="float">
            <text:p>58.6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7-2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7-12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6-24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192" calcext:value-type="float">
            <text:p>58.6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6-1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5-3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5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5-17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4-1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4-1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4-0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3-2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3-2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3-0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2-2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2-0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2-01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1-2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1-23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1-19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1-14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7-0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12-0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10-2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10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10-1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9-2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9-2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9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8-25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8-1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7-1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6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6-0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5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5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5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4-20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4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4-0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3-1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3-0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3-0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2-2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2-13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2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1-27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1-1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6-01-0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12-2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12-1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12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12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11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11-1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11-1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11-0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10-2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10-2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10-12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10-0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9-01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8-2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8-1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8-1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8-04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7-2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7-21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7-14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7-07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6-30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6-23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6-1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6-09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6-02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5-26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5-1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5-1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5-05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4-28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4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4-1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4-0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3-3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3-25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3-17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3-1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3-03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2-24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2-1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2-1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2-04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1-2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1-2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1-1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5-01-06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12-3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12-22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12-1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12-0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12-02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11-2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11-1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11-10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11-04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10-28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10-2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10-14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10-0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9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9-2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9-16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9-02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8-26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8-1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8-12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8-0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7-2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7-2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7-1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7-0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6-3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6-23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6-1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6-0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6-02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5-26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5-19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5-1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5-05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4-2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4-22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4-1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4-08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3-3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3-2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3-1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3-1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3-0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2-2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2-1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2-1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2-04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1-28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1-2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1-1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4-01-0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12-3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12-23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12-1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12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12-0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11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11-1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11-12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11-0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10-2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10-2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10-16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10-08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10-01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9-2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9-1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9-10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9-02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8-2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8-2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8-13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8-06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7-30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7-2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7-1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7-09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7-03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6-25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6-18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6-11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6-04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5-28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5-21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5-14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5-07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4-30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4-22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4-16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4-0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4-0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3-2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3-1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3-1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3-0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2-2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2-1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2-1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2-0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1-2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1-22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1-1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1-0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3-01-0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2-12-2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2-12-1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2-12-1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2-11-2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2-11-2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2-11-1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2-11-0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2-10-3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2-10-23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2-10-1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2-10-0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2-10-02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2-09-25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2-09-18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2-09-11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2-09-04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2-08-2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2-08-21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2-08-14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2-08-0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2-07-31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2-07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9-19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9-0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8-2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8-23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8-1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8-08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8-01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7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7-1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7-11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7-0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6-2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6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6-13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6-0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5-30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5-2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5-16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5-09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5-02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4-2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4-18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4-11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4-04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3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3-21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3-1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3-0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2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2-21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2-14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2-0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1-3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1-24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1-1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1-1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1-01-03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12-2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12-20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12-1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12-06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11-2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11-22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11-1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11-0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11-01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10-25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10-18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10-11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10-04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9-27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9-20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9-0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8-30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8-23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8-09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8-02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7-26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7-1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7-12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7-05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6-28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6-2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6-14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6-07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5-31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5-16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5-1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5-03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4-26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4-18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4-12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4-05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3-29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3-22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3-15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3-08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3-0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200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6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1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09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0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0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6608" calcext:value-type="float">
            <text:p>58.9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30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6608" calcext:value-type="float">
            <text:p>58.9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5752" calcext:value-type="float">
            <text:p>58.9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0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6608" calcext:value-type="float">
            <text:p>58.9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2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3728" calcext:value-type="float">
            <text:p>58.7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3728" calcext:value-type="float">
            <text:p>58.7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6608" calcext:value-type="float">
            <text:p>58.9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1056" calcext:value-type="float">
            <text:p>58.7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0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8488" calcext:value-type="float">
            <text:p>58.7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8488" calcext:value-type="float">
            <text:p>58.7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8488" calcext:value-type="float">
            <text:p>58.7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0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9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3728" calcext:value-type="float">
            <text:p>58.7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8384" calcext:value-type="float">
            <text:p>58.6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9616" calcext:value-type="float">
            <text:p>58.6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104" calcext:value-type="float">
            <text:p>58.7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104" calcext:value-type="float">
            <text:p>58.7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1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8488" calcext:value-type="float">
            <text:p>58.7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8384" calcext:value-type="float">
            <text:p>58.6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1056" calcext:value-type="float">
            <text:p>58.7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192" calcext:value-type="float">
            <text:p>58.6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8384" calcext:value-type="float">
            <text:p>58.6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192" calcext:value-type="float">
            <text:p>58.6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8-0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8384" calcext:value-type="float">
            <text:p>58.6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9616" calcext:value-type="float">
            <text:p>58.6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6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9616" calcext:value-type="float">
            <text:p>58.6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9616" calcext:value-type="float">
            <text:p>58.6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6-1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9616" calcext:value-type="float">
            <text:p>58.6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4-1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0952" calcext:value-type="float">
            <text:p>58.6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9616" calcext:value-type="float">
            <text:p>58.6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3896" calcext:value-type="float">
            <text:p>58.6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3896" calcext:value-type="float">
            <text:p>58.6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1808" calcext:value-type="float">
            <text:p>58.6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1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3896" calcext:value-type="float">
            <text:p>58.6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0952" calcext:value-type="float">
            <text:p>58.6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0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0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1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0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1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28077233001</text:p>
          </table:table-cell>
          <table:table-cell office:value-type="string" calcext:value-type="string">
            <text:p>51J 13</text:p>
          </table:table-cell>
          <table:table-cell office:value-type="string" calcext:value-type="string">
            <text:p>1988-01-0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394" meta:object-count="0"/>
    <meta:user-defined meta:name="AppVersion">3.0</meta:user-defined>
  </office:meta>
</office:document-meta>
</file>